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4.706cm"/>
    </style:style>
    <style:style style:name="Table1.B" style:family="table-column">
      <style:table-column-properties style:column-width="12.3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anjari Thin" fo:font-size="11pt" officeooo:rsid="00160aff" officeooo:paragraph-rsid="00160aff" style:font-size-asian="11pt" style:font-size-complex="11pt"/>
    </style:style>
    <style:style style:name="P2" style:family="paragraph" style:parent-style-name="Standard">
      <style:text-properties fo:font-size="11pt" officeooo:rsid="00160aff" officeooo:paragraph-rsid="00160aff" style:font-size-asian="11pt" style:font-size-complex="11pt"/>
    </style:style>
    <style:style style:name="P3" style:family="paragraph" style:parent-style-name="Standard">
      <style:text-properties fo:font-size="11pt" officeooo:rsid="001682af" officeooo:paragraph-rsid="001682af" style:font-size-asian="11pt" style:font-size-complex="11pt"/>
    </style:style>
    <style:style style:name="P4" style:family="paragraph" style:parent-style-name="Standard">
      <style:text-properties fo:font-size="11pt" officeooo:rsid="0017d1f4" officeooo:paragraph-rsid="0017d1f4" style:font-size-asian="11pt" style:font-size-complex="11pt"/>
    </style:style>
    <style:style style:name="P5" style:family="paragraph" style:parent-style-name="Standard">
      <style:text-properties fo:font-size="11pt" officeooo:rsid="0017d1f4" officeooo:paragraph-rsid="001682af" style:font-size-asian="11pt" style:font-size-complex="11pt"/>
    </style:style>
    <style:style style:name="P6" style:family="paragraph" style:parent-style-name="Standard">
      <style:text-properties fo:font-size="11pt" officeooo:rsid="0018df23" officeooo:paragraph-rsid="0018df23" style:font-size-asian="11pt" style:font-size-complex="11pt"/>
    </style:style>
    <style:style style:name="P7" style:family="paragraph" style:parent-style-name="Table_20_Contents">
      <style:text-properties fo:font-size="11pt" officeooo:rsid="001682af" officeooo:paragraph-rsid="001682a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17d1f4" officeooo:paragraph-rsid="0017d1f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 style:list-style-name="L1">
      <style:text-properties fo:font-size="11pt" officeooo:rsid="00160aff" officeooo:paragraph-rsid="00160aff" style:font-size-asian="11pt" style:font-size-complex="11pt"/>
    </style:style>
    <style:style style:name="P11" style:family="paragraph" style:parent-style-name="Standard" style:list-style-name="L2">
      <style:text-properties fo:font-size="11pt" officeooo:rsid="001682af" officeooo:paragraph-rsid="001682af" style:font-size-asian="11pt" style:font-size-complex="11pt"/>
    </style:style>
    <style:style style:name="P12" style:family="paragraph" style:parent-style-name="Standard" style:list-style-name="L3">
      <style:text-properties fo:font-size="11pt" officeooo:rsid="0017d1f4" officeooo:paragraph-rsid="0017d1f4" style:font-size-asian="11pt" style:font-size-complex="11pt"/>
    </style:style>
    <style:style style:name="P13" style:family="paragraph" style:parent-style-name="Standard" style:list-style-name="L4">
      <style:text-properties fo:font-size="11pt" officeooo:rsid="0018df23" officeooo:paragraph-rsid="0018df23" style:font-size-asian="11pt" style:font-size-complex="11pt"/>
    </style:style>
    <style:style style:name="P14" style:family="paragraph" style:parent-style-name="Standard" style:list-style-name="L5">
      <style:text-properties fo:font-size="11pt" officeooo:rsid="0018df23" officeooo:paragraph-rsid="0018df23" style:font-size-asian="11pt" style:font-size-complex="11pt"/>
    </style:style>
    <style:style style:name="P15" style:family="paragraph" style:parent-style-name="Standard" style:list-style-name="L4">
      <style:text-properties fo:font-size="11pt" officeooo:rsid="001bff3e" officeooo:paragraph-rsid="001bff3e" style:font-size-asian="11pt" style:font-size-complex="11pt"/>
    </style:style>
    <style:style style:name="P16" style:family="paragraph" style:parent-style-name="Standard" style:list-style-name="L5">
      <style:text-properties fo:font-size="11pt" officeooo:rsid="0019f610" officeooo:paragraph-rsid="001a13c3" style:font-size-asian="11pt" style:font-size-complex="11pt"/>
    </style:style>
    <style:style style:name="P17" style:family="paragraph" style:parent-style-name="Standard" style:list-style-name="L5">
      <style:text-properties fo:font-size="11pt" officeooo:rsid="0019f610" officeooo:paragraph-rsid="0019f610" style:font-size-asian="11pt" style:font-size-complex="11pt"/>
    </style:style>
    <style:style style:name="P18" style:family="paragraph" style:parent-style-name="Standard" style:list-style-name="L5">
      <style:text-properties fo:font-size="11pt" officeooo:rsid="001a13c3" officeooo:paragraph-rsid="001a13c3" style:font-size-asian="11pt" style:font-size-complex="11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anjari Thin"/>
    </style:style>
    <style:style style:name="T3" style:family="text">
      <style:text-properties style:font-name="Manjari Thin" officeooo:rsid="001682af"/>
    </style:style>
    <style:style style:name="T4" style:family="text">
      <style:text-properties officeooo:rsid="001682af"/>
    </style:style>
    <style:style style:name="T5" style:family="text">
      <style:text-properties officeooo:rsid="0017d1f4"/>
    </style:style>
    <style:style style:name="T6" style:family="text">
      <style:text-properties style:font-name="Liberation Serif"/>
    </style:style>
    <style:style style:name="T7" style:family="text">
      <style:text-properties officeooo:rsid="001a13c3"/>
    </style:style>
    <style:style style:name="T8" style:family="text">
      <style:text-properties officeooo:rsid="001bff3e"/>
    </style:style>
    <style:style style:name="T9" style:family="text">
      <style:text-properties officeooo:rsid="001d3908"/>
    </style:style>
    <style:style style:name="T10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lish Test</text:p>
      <text:p text:style-name="P2"/>
      <text:p text:style-name="P2">1- Change the sentences below to use the Present Continuous Tense. Follow the example.</text:p>
      <text:p text:style-name="P2"/>
      <text:p text:style-name="P2"><text:tab/><text:span text:style-name="T2">Do you live in Brazil now?</text:span></text:p>
      <text:p text:style-name="P1"><text:span text:style-name="T1"><text:tab/>Are </text:span>you <text:span text:style-name="T1">living</text:span> in Brazil now?</text:p>
      <text:p text:style-name="P2"/>
      <text:list xml:id="list3531951213" text:style-name="L1">
        <text:list-item>
          <text:p text:style-name="P10">John plays soccer with his friends.</text:p>
          <text:p text:style-name="P10">______________________________________________________________________</text:p>
        </text:list-item>
        <text:list-item>
          <text:p text:style-name="P10">Do you watch TV?</text:p>
          <text:p text:style-name="P10">______________________________________________________________________</text:p>
        </text:list-item>
        <text:list-item>
          <text:p text:style-name="P10">How does it go?</text:p>
          <text:p text:style-name="P10">______________________________________________________________________</text:p>
        </text:list-item>
      </text:list>
      <text:p text:style-name="P2"/>
      <text:p text:style-name="P2">2- <text:span text:style-name="T4">Mark the alternative with the correct translation for: “</text:span><text:span text:style-name="T3">Spike is running away again.</text:span><text:span text:style-name="T4">”</text:span></text:p>
      <text:p text:style-name="P2"/>
      <text:list xml:id="list307717139" text:style-name="L2">
        <text:list-item>
          <text:p text:style-name="P11">Espigão está correndo longe novamente.</text:p>
        </text:list-item>
        <text:list-item>
          <text:p text:style-name="P11">Spike está fugindo agora.</text:p>
        </text:list-item>
        <text:list-item>
          <text:p text:style-name="P11">Spike está fugindo novamente.</text:p>
        </text:list-item>
        <text:list-item>
          <text:p text:style-name="P11">Spike estava fugindo ontem.</text:p>
        </text:list-item>
        <text:list-item>
          <text:p text:style-name="P11">Spike fugirá amanhã.</text:p>
        </text:list-item>
      </text:list>
      <text:p text:style-name="P3"/>
      <text:p text:style-name="P4">3- What is the correct translation for “<text:span text:style-name="T1">rerunning</text:span>” in “<text:span text:style-name="T6">Rede Globo is rerunning an old TV show in 2019.</text:span>”?</text:p>
      <text:list xml:id="list1634754553" text:style-name="L3">
        <text:list-item>
          <text:p text:style-name="P12">Recorrendo.</text:p>
        </text:list-item>
        <text:list-item>
          <text:p text:style-name="P12">Reexibindo.</text:p>
        </text:list-item>
        <text:list-item>
          <text:p text:style-name="P12">Correndo agora.</text:p>
        </text:list-item>
        <text:list-item>
          <text:p text:style-name="P12">Correndo novamente.</text:p>
        </text:list-item>
        <text:list-item>
          <text:p text:style-name="P12">Recriando.</text:p>
        </text:list-item>
      </text:list>
      <text:p text:style-name="P3"/>
      <text:p text:style-name="P3"><text:span text:style-name="T5">4</text:span>- Complete the table with the correct sentences using the Present Continuous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ffirmative</text:p>
          </table:table-cell>
          <table:table-cell table:style-name="Table1.B1" office:value-type="string">
            <text:p text:style-name="P8">The girl __________ __________________ a book.</text:p>
          </table:table-cell>
        </table:table-row>
        <table:table-row>
          <table:table-cell table:style-name="Table1.A2" office:value-type="string">
            <text:p text:style-name="P7">Negative</text:p>
          </table:table-cell>
          <table:table-cell table:style-name="Table1.B2" office:value-type="string">
            <text:p text:style-name="P8">The girl _____________ ________________ a book.</text:p>
          </table:table-cell>
        </table:table-row>
        <table:table-row>
          <table:table-cell table:style-name="Table1.A2" office:value-type="string">
            <text:p text:style-name="P7">Interrogative</text:p>
          </table:table-cell>
          <table:table-cell table:style-name="Table1.B2" office:value-type="string">
            <text:p text:style-name="P8">Is _______________ _________________ a book?</text:p>
          </table:table-cell>
        </table:table-row>
        <table:table-row>
          <table:table-cell table:style-name="Table1.A2" office:value-type="string">
            <text:p text:style-name="P7">Interrogative-Negative</text:p>
          </table:table-cell>
          <table:table-cell table:style-name="Table1.B2" office:value-type="string">
            <text:p text:style-name="P9">________ _______ _____________ _______________ <text:span text:style-name="T5">a book?</text:span></text:p>
          </table:table-cell>
        </table:table-row>
      </table:table>
      <text:p text:style-name="P5"/>
      <text:p text:style-name="P6"><text:span text:style-name="T9">5</text:span>- Supply the present continuous of the verbs in parentheses.</text:p>
      <text:list xml:id="list4005463394" text:style-name="L4">
        <text:list-item>
          <text:p text:style-name="P13">Our classes are _____________ (begin) now.</text:p>
        </text:list-item>
        <text:list-item>
          <text:p text:style-name="P15">They are ________________ (swim) at the pool.</text:p>
        </text:list-item>
        <text:list-item>
          <text:p text:style-name="P13">Look at these plants! They are ______________ (die).</text:p>
        </text:list-item>
        <text:list-item>
          <text:p text:style-name="P13">Don’t worry about Mary. She is _____________ (have) a good time on the farm.</text:p>
        </text:list-item>
        <text:list-item>
          <text:p text:style-name="P13">Is your bus ______________ (leave) this morning?</text:p>
        </text:list-item>
        <text:list-item>
          <text:p text:style-name="P15">Isn’t your mother _________________ (work) at the drugstore?</text:p>
        </text:list-item>
        <text:list-item>
          <text:p text:style-name="P15">Aren’t Luisa and Alice _______________ (buy) ice cream?</text:p>
        </text:list-item>
        <text:list-item>
          <text:p text:style-name="P13">What are your brothers ____________ (do) right now? </text:p>
        </text:list-item>
      </text:list>
      <text:p text:style-name="P3"/>
      <text:p text:style-name="P6"><text:span text:style-name="T9">6</text:span>- Use the prefix -RE or the adverb “again” when appropriate in the Present Continuous Tense.</text:p>
      <text:list xml:id="list670878322" text:style-name="L5">
        <text:list-item>
          <text:p text:style-name="P16"><text:span text:style-name="T7">Aren’t they </text:span>_______________________________________ <text:span text:style-name="T7">(to have a picnic)</text:span>?</text:p>
        </text:list-item>
        <text:list-item>
          <text:p text:style-name="P16">Isn’t this song ________________________________________ (<text:span text:style-name="T7">to </text:span>play everyday<text:span text:style-name="T7">)</text:span>?</text:p>
        </text:list-item>
        <text:list-item>
          <text:p text:style-name="P18">Diego is never ________________________________________ (to speak to me).</text:p>
        </text:list-item>
        <text:list-item>
          <text:p text:style-name="P17"><draw:frame text:anchor-type="paragraph" draw:z-index="0" draw:name="Shape1" draw:style-name="gr1" draw:text-style-name="P20" svg:width="4.763cm" svg:height="1.22cm" svg:x="5.59cm" svg:y="0.034cm"><draw:text-box><text:p text:style-name="P19"><text:span text:style-name="T10"><text:s text:c="9"/></text:span><text:span text:style-name="T10">crying </text:span><text:span text:style-name="T10">again</text:span></text:p><text:p text:style-name="P19"><text:span text:style-name="T10">restarting in a </text:span><text:span text:style-name="T10">few seconds</text:span></text:p></draw:text-box></draw:frame>The baby is _____________________________________________ (<text:span text:style-name="T7">to </text:span>cry).</text:p>
        </text:list-item>
        <text:list-item>
          <text:p text:style-name="P14">Your computer is ____________________________________ (<text:span text:style-name="T7">to </text:span>start <text:span text:style-name="T8">in a few seconds</text:span>).</text:p>
        </text:list-item>
        <text:list-item>
          <text:p text:style-name="P17">Aren’t you _________________________________________ (<text:span text:style-name="T7">to </text:span>leave)?</text:p>
        </text:list-item>
        <text:list-item>
          <text:p text:style-name="P18">My uncle is _____________________________________ (to tell this old story)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00:49.491475561</meta:creation-date>
    <dc:date>2019-03-27T17:29:51.659884522</dc:date>
    <meta:editing-duration>PT3M34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48" meta:word-count="316" meta:character-count="2299" meta:non-whitespace-character-count="2056"/>
  </office:meta>
</office:document-meta>
</file>